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7.278cm" style:rel-column-width="28061*"/>
    </style:style>
    <style:style style:name="Table3.B" style:family="table-column">
      <style:table-column-properties style:column-width="5.394cm" style:rel-column-width="20797*"/>
    </style:style>
    <style:style style:name="Table3.C" style:family="table-column">
      <style:table-column-properties style:column-width="4.325cm" style:rel-column-width="1667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fo:font-weight="normal" style:font-size-asian="10pt" style:font-weight-asian="normal" style:font-name-complex="Tahoma" style:font-size-complex="10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ADMINISTRADOR</text:p>
      <text:p text:style-name="Standard"/>
      <text:p text:style-name="Standard"/>
      <text:p text:style-name="P4">PRUEBA UNITARIA: PAQUETE REMOVEPROJECT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Packages::RemoveProject</text:p>
      <text:p text:style-name="Standard"/>
      <text:list text:style-name="L1" text:continue-numbering="true">
        <text:list-item>
          <text:p text:style-name="P9">Datos</text:p>
        </text:list-item>
      </text:list>
      <text:p text:style-name="P10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1">constructor</text:p>
          </table:table-cell>
          <table:table-cell table:style-name="Table3.B2" office:value-type="string">
            <text:p text:style-name="P11">name</text:p>
          </table:table-cell>
          <table:table-cell table:style-name="Table3.C2" office:value-type="string">
            <text:p text:style-name="P11">Proyecto 1</text:p>
          </table:table-cell>
        </table:table-row>
      </table:table>
      <text:p text:style-name="Standard"/>
      <text:p text:style-name="Standard"/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>Se espera obtener un paquete XML de la forma:</text:p>
      <text:p text:style-name="Standard"/>
      <text:p text:style-name="P12">&lt;removeproject&gt;</text:p>
      <text:p text:style-name="P12"><text:tab/>&lt;name&gt;Proyecto 1&lt;/name&gt;</text:p>
      <text:p text:style-name="P12">&lt;/removeproject&gt;</text:p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13"/>
      <text:p text:style-name="P13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6:16:32</meta:creation-date>
    <dc:creator>David Cuadrado</dc:creator>
    <dc:date>2007-02-08T10:50:01</dc:date>
    <dc:language>es-CO</dc:language>
    <meta:editing-cycles>64</meta:editing-cycles>
    <meta:editing-duration>PT38M33S</meta:editing-duration>
    <meta:template xlink:type="simple" xlink:actuate="onRequest" xlink:role="template" xlink:href="../../../../.ooo-2.0/user/template/prueba_unitaria.ott" xlink:title="prueba_unitaria" meta:date="2007-02-07T16:54:17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30" meta:word-count="63" meta:character-count="456"/>
  </office:meta>
</office:document-meta>
</file>